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huangfeng.test_for_huangfe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_for_huangfeng.test_for_huangfeng_is_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_for_huangfeng.test_for_huangfeng_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_for_huangfeng.test_for_huangfeng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_for_huangfeng.test_for_huangfeng_false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